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officeooo:rsid="001011bc" officeooo:paragraph-rsid="001011bc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ntarell" fo:font-size="18pt" officeooo:rsid="001011bc" officeooo:paragraph-rsid="001011bc" style:font-size-asian="18pt" style:font-size-complex="18pt"/>
    </style:style>
    <style:style style:name="P3" style:family="paragraph" style:parent-style-name="Title">
      <style:paragraph-properties fo:text-align="start" style:justify-single-word="false"/>
      <style:text-properties style:font-name="Cantarell"/>
    </style:style>
    <style:style style:name="P4" style:family="paragraph" style:parent-style-name="Subtitle">
      <style:paragraph-properties fo:line-height="150%" fo:text-align="start" style:justify-single-word="false"/>
      <style:text-properties fo:color="#00cc33" style:font-name="Cantarell"/>
    </style:style>
    <style:style style:name="P5" style:family="paragraph" style:parent-style-name="Subtitle">
      <style:paragraph-properties fo:margin-top="0.206cm" fo:margin-bottom="0.312cm" loext:contextual-spacing="false" fo:line-height="150%" fo:text-align="start" style:justify-single-word="false"/>
      <style:text-properties fo:color="#00cc33" style:font-name="Cantarell"/>
    </style:style>
    <style:style style:name="P6" style:family="paragraph" style:parent-style-name="List_20_Indent">
      <style:text-properties style:font-name="FreeSans"/>
    </style:style>
    <style:style style:name="P7" style:family="paragraph" style:parent-style-name="List_20_Indent">
      <style:text-properties style:font-name="FreeSans" fo:font-size="10pt" style:font-size-asian="10pt" style:font-size-complex="10pt"/>
    </style:style>
    <style:style style:name="P8" style:family="paragraph" style:parent-style-name="List_20_Indent" style:master-page-name="">
      <loext:graphic-properties draw:fill="none"/>
      <style:paragraph-properties fo:margin-left="5.001cm" fo:margin-right="0cm" fo:margin-top="0cm" fo:margin-bottom="0.247cm" loext:contextual-spacing="false" fo:line-height="120%" fo:text-indent="-3.799cm" style:auto-text-indent="false" style:page-number="auto" fo:background-color="transparent">
        <style:tab-stops>
          <style:tab-stop style:position="0cm"/>
        </style:tab-stops>
      </style:paragraph-properties>
      <style:text-properties fo:color="#cccccc" style:font-name="FreeSans" fo:font-size="10pt" officeooo:rsid="00125912" officeooo:paragraph-rsid="00125912" style:font-size-asian="10pt" style:font-size-complex="10pt"/>
    </style:style>
    <style:style style:name="P9" style:family="paragraph" style:parent-style-name="List_20_Indent" style:master-page-name="">
      <loext:graphic-properties draw:fill="none"/>
      <style:paragraph-properties fo:margin-left="5.001cm" fo:margin-right="0cm" fo:margin-top="0cm" fo:margin-bottom="0.247cm" loext:contextual-spacing="false" fo:line-height="120%" fo:text-indent="-3.799cm" style:auto-text-indent="false" style:page-number="auto" fo:background-color="transparent">
        <style:tab-stops>
          <style:tab-stop style:position="0cm"/>
        </style:tab-stops>
      </style:paragraph-properties>
      <style:text-properties fo:color="#cccccc" style:font-name="FreeSans" fo:font-size="10pt" officeooo:rsid="001443bc" officeooo:paragraph-rsid="001443bc" style:font-size-asian="10pt" style:font-size-complex="10pt"/>
    </style:style>
    <style:style style:name="P10" style:family="paragraph" style:parent-style-name="Text_20_body" style:master-page-name="">
      <loext:graphic-properties draw:fill="none"/>
      <style:paragraph-properties fo:margin-left="1.199cm" fo:margin-right="0cm" fo:margin-top="0cm" fo:margin-bottom="0cm" loext:contextual-spacing="false" fo:line-height="120%" fo:text-indent="0cm" style:auto-text-indent="false" style:page-number="auto" fo:background-color="transparent"/>
      <style:text-properties fo:color="#cccccc" style:font-name="FreeSans" fo:font-size="10pt" style:font-size-asian="10pt" style:font-size-complex="10pt"/>
    </style:style>
    <style:style style:name="P11" style:family="paragraph" style:parent-style-name="Text_20_body" style:master-page-name="">
      <loext:graphic-properties draw:fill="none"/>
      <style:paragraph-properties fo:margin-left="1.199cm" fo:margin-right="0cm" fo:margin-top="0cm" fo:margin-bottom="0cm" loext:contextual-spacing="false" fo:line-height="120%" fo:text-indent="0cm" style:auto-text-indent="false" style:page-number="auto" fo:background-color="transparent"/>
      <style:text-properties fo:color="#cccccc" style:font-name="FreeSans" fo:font-size="10pt" style:font-size-asian="10pt" style:font-size-complex="10pt"/>
    </style:style>
    <style:style style:name="P12" style:family="paragraph" style:parent-style-name="List_20_Indent">
      <style:text-properties style:font-name="FreeSans" fo:font-size="10pt" style:font-size-asian="10pt" style:font-size-complex="10pt"/>
    </style:style>
    <style:style style:name="P13" style:family="paragraph" style:parent-style-name="List_20_Indent" style:master-page-name="">
      <loext:graphic-properties draw:fill="none"/>
      <style:paragraph-properties fo:margin-left="0.499cm" fo:margin-right="0.6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794cm"/>
        </style:tab-stops>
      </style:paragraph-properties>
      <style:text-properties style:font-name="FreeSans" fo:font-size="10pt" style:font-size-asian="10pt" style:font-size-complex="10pt"/>
    </style:style>
    <style:style style:name="P14" style:family="paragraph" style:parent-style-name="List_20_Indent" style:master-page-name="">
      <loext:graphic-properties draw:fill="none"/>
      <style:paragraph-properties fo:margin-left="0.499cm" fo:margin-right="0.6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4.344cm"/>
        </style:tab-stops>
      </style:paragraph-properties>
      <style:text-properties style:font-name="FreeSans" fo:font-size="10pt" style:font-size-asian="10pt" style:font-size-complex="10pt"/>
    </style:style>
    <style:style style:name="P15" style:family="paragraph" style:parent-style-name="List_20_Indent" style:master-page-name="">
      <loext:graphic-properties draw:fill="none"/>
      <style:paragraph-properties fo:margin-left="0.499cm" fo:margin-right="0.6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2.903cm"/>
          <style:tab-stop style:position="-2.298cm"/>
          <style:tab-stop style:position="-2.088cm"/>
        </style:tab-stops>
      </style:paragraph-properties>
      <style:text-properties style:font-name="FreeSans" fo:font-size="10pt" style:font-size-asian="10pt" style:font-size-complex="10pt"/>
    </style:style>
    <style:style style:name="P16" style:family="paragraph" style:parent-style-name="List_20_Indent" style:master-page-name="">
      <loext:graphic-properties draw:fill="none"/>
      <style:paragraph-properties fo:margin-left="0.499cm" fo:margin-right="0.6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FreeSans" fo:font-size="10pt" style:font-size-asian="10pt" style:font-size-complex="10pt"/>
    </style:style>
    <style:style style:name="P17" style:family="paragraph" style:parent-style-name="List_20_Indent">
      <loext:graphic-properties draw:fill="none"/>
      <style:paragraph-properties fo:margin-left="0.499cm" fo:margin-right="0.6cm" fo:margin-top="0cm" fo:margin-bottom="0cm" loext:contextual-spacing="false" fo:line-height="120%" fo:text-indent="0cm" style:auto-text-indent="false" fo:background-color="transparent">
        <style:tab-stops>
          <style:tab-stop style:position="0cm"/>
        </style:tab-stops>
      </style:paragraph-properties>
      <style:text-properties fo:color="#999999" style:font-name="FreeSans" fo:font-size="10pt" officeooo:rsid="001a0e82" officeooo:paragraph-rsid="001a0e82" style:font-size-asian="10pt" style:font-size-complex="10pt"/>
    </style:style>
    <style:style style:name="P18" style:family="paragraph" style:parent-style-name="List_20_Indent" style:master-page-name="">
      <loext:graphic-properties draw:fill="none"/>
      <style:paragraph-properties fo:margin-left="1.199cm" fo:margin-right="0.6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4.344cm"/>
        </style:tab-stops>
      </style:paragraph-properties>
      <style:text-properties fo:color="#999999" style:font-name="FreeSans" fo:font-size="10pt" officeooo:rsid="00163a57" officeooo:paragraph-rsid="00163a57" style:font-size-asian="10pt" style:font-size-complex="10pt"/>
    </style:style>
    <style:style style:name="P19" style:family="paragraph" style:parent-style-name="List_20_Indent" style:master-page-name="">
      <loext:graphic-properties draw:fill="none"/>
      <style:paragraph-properties fo:margin-left="1.101cm" fo:margin-right="0.6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2.903cm"/>
          <style:tab-stop style:position="-2.298cm"/>
          <style:tab-stop style:position="-2.088cm"/>
        </style:tab-stops>
      </style:paragraph-properties>
      <style:text-properties fo:color="#999999" style:font-name="FreeSans" fo:font-size="10pt" officeooo:rsid="001a0e82" officeooo:paragraph-rsid="001a0e82" style:font-size-asian="10pt" style:font-size-complex="10pt"/>
    </style:style>
    <style:style style:name="P20" style:family="paragraph" style:parent-style-name="List_20_Indent" style:master-page-name="">
      <loext:graphic-properties draw:fill="none"/>
      <style:paragraph-properties fo:margin-left="5.001cm" fo:margin-right="0cm" fo:margin-top="0cm" fo:margin-bottom="0.247cm" loext:contextual-spacing="false" fo:line-height="120%" fo:text-indent="-3.799cm" style:auto-text-indent="false" style:page-number="auto" fo:background-color="transparent">
        <style:tab-stops>
          <style:tab-stop style:position="0cm"/>
        </style:tab-stops>
      </style:paragraph-properties>
      <style:text-properties fo:color="#999999" style:font-name="FreeSans" fo:font-size="10pt" officeooo:rsid="001a0e82" officeooo:paragraph-rsid="001a0e82" style:font-size-asian="10pt" style:font-size-complex="10pt"/>
    </style:style>
    <style:style style:name="P21" style:family="paragraph" style:parent-style-name="List_20_Indent" style:master-page-name="">
      <loext:graphic-properties draw:fill="none"/>
      <style:paragraph-properties fo:margin-left="0.499cm" fo:margin-right="0.6cm" fo:margin-top="0cm" fo:margin-bottom="0cm" loext:contextual-spacing="false" fo:line-height="120%" fo:text-indent="0.7cm" style:auto-text-indent="false" style:page-number="auto" fo:background-color="transparent">
        <style:tab-stops>
          <style:tab-stop style:position="0cm"/>
        </style:tab-stops>
      </style:paragraph-properties>
      <style:text-properties fo:color="#999999" style:font-name="FreeSans" fo:font-size="10pt" officeooo:rsid="001a0e82" officeooo:paragraph-rsid="001a0e82" style:font-size-asian="10pt" style:font-size-complex="10pt"/>
    </style:style>
    <style:style style:name="P22" style:family="paragraph" style:parent-style-name="List_20_Indent">
      <loext:graphic-properties draw:fill="none"/>
      <style:paragraph-properties fo:margin-left="0.499cm" fo:margin-right="0.6cm" fo:margin-top="0cm" fo:margin-bottom="0cm" loext:contextual-spacing="false" fo:line-height="120%" fo:text-indent="0.7cm" style:auto-text-indent="false" fo:background-color="transparent">
        <style:tab-stops>
          <style:tab-stop style:position="0cm"/>
        </style:tab-stops>
      </style:paragraph-properties>
      <style:text-properties fo:color="#999999" style:font-name="FreeSans" fo:font-size="10pt" officeooo:rsid="001a0e82" officeooo:paragraph-rsid="001a0e82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LO DE  BRIEFING</text:p>
      <text:p text:style-name="P2"/>
      <text:p text:style-name="P5">1. NECESSIDADES DO CLIENTE</text:p>
      <text:p text:style-name="P7">1.1. Me conte sobre a sua empresa, o que ela faz, sua história e etc.</text:p>
      <text:p text:style-name="P10">A empresa é a Bikraft é uma empresa que cria bicicletas personalizadas, é uma empresa nova mas quer utilizar tradição na montagem das bicilcletas.</text:p>
      <text:p text:style-name="P7">1.2. O que te levou a querer criar um site / um site novo?</text:p>
      <text:p text:style-name="P8">Ele precisa divulgar o produto para novos clientes.</text:p>
      <text:p text:style-name="P7">1.3. Caso já possua um site, quais resultados o site atual trás para a empresa?</text:p>
      <text:p text:style-name="P9">Não possui.</text:p>
      <text:p text:style-name="P7">1.4. O que você espera que vai acontecer quando o novo site estiver online?</text:p>
      <text:p text:style-name="P9">Espero que o faturamento da empresa aumente.</text:p>
      <text:p text:style-name="P13">1.5. Para você, qual deve ser o principal objetivo do site novo? Qual a necessidade do seu público que ele deve suprir?</text:p>
      <text:p text:style-name="P10">Mostrar o portfólio de biciletas. Entender como as bicicletas são feitas e qual material <text:s/>e qual material elas usam e etc.</text:p>
      <text:p text:style-name="P1"/>
      <text:p text:style-name="P4">2. SOBRE A EMPRESA</text:p>
      <text:p text:style-name="P14">2.1. Que serviços / produtos você oferece e a quanto tempo? Todos serão mostrados no site? Serão mostrados preços no site ou será necessário o usuário pedir um orçamento?</text:p>
      <text:p text:style-name="P18">Bicicletas , modelos de bicicleta, esporte e retrô.Não vai mostrar, necessário pedir orçamento.</text:p>
      <text:p text:style-name="P15">2.2. Os possíveis visitantes do site estão familiarizados com o produto que você oferece ou precisam ser apresentados?</text:p>
      <text:p text:style-name="P19">Já estão familiarizados.</text:p>
      <text:p text:style-name="P7">2.3. A empresa possui missão, visão e valores definidos?</text:p>
      <text:p text:style-name="P20">Sim já possui definido.(Pedir por e-mail)</text:p>
      <text:p text:style-name="P16">2.4. Quais dados de contato serão mostrados no site? Telefone, endereço e e-mail? Será necessária a criação de um formulário de contato?</text:p>
      <text:p text:style-name="P21">Sim , queremos um formulário de contato para que o cliente possa pedir orçamento.</text:p>
      <text:p text:style-name="P22">Vamos mostrar endereço, telefone , e-mail.</text:p>
      <text:p text:style-name="P17"/>
      <text:p text:style-name="P7">2.5. É relevante mostrar os seus principais clientes / parceiros?</text:p>
      <text:p text:style-name="P7">2.6. A empresa já possui identidade visual? As cores, tipografia e estilo já</text:p>
      <text:p text:style-name="P7">estão definidos e devem ser seguidos no site?</text:p>
      <text:p text:style-name="P6"><text:soft-page-break/></text:p>
      <text:p text:style-name="P4">3. SOBRE O SITE</text:p>
      <text:p text:style-name="P7">3.1. Você já pensou em uma possível divisão do conteúdo no site?</text:p>
      <text:p text:style-name="P7">3.2. O site vai precisar de alguma funcionalidade específica?</text:p>
      <text:p text:style-name="P7">3.3. De quanto em quanto tempo as informações do site devem ser atualizad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39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mos </meta:initial-creator>
    <meta:creation-date>2016-01-23T15:20:50.983167816</meta:creation-date>
    <dc:date>2016-01-24T14:24:15.498578921</dc:date>
    <dc:creator>alemos </dc:creator>
    <meta:editing-duration>PT41M11S</meta:editing-duration>
    <meta:editing-cycles>8</meta:editing-cycles>
    <meta:generator>LibreOffice/5.0.4.2$Linux_X86_64 LibreOffice_project/00$Build-2</meta:generator>
    <meta:document-statistic meta:table-count="0" meta:image-count="0" meta:object-count="0" meta:page-count="2" meta:paragraph-count="29" meta:word-count="342" meta:character-count="2001" meta:non-whitespace-character-count="1686"/>
  </office:meta>
</office:document-meta>
</file>